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26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121.44mm"/>
    </style:style>
    <style:style style:name="co4" style:family="table-column">
      <style:table-column-properties fo:break-before="auto" style:column-width="194.72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8.98mm"/>
    </style:style>
    <style:style style:name="co7" style:family="table-column">
      <style:table-column-properties fo:break-before="auto" style:column-width="26.4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.98mm"/>
    </style:style>
    <style:style style:name="co10" style:family="table-column">
      <style:table-column-properties fo:break-before="auto" style:column-width="2.72mm"/>
    </style:style>
    <style:style style:name="co11" style:family="table-column">
      <style:table-column-properties fo:break-before="auto" style:column-width="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uella</text:p>
          </table:table-cell>
          <table:table-cell office:value-type="string" calcext:value-type="string">
            <text:p>Hoja de dat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or_uni_dolar</text:p>
          </table:table-cell>
          <table:table-cell table:number-columns-repeated="6"/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&gt; <text:s/>C4, C12, C16, C19-C22, C25-C34, C36, C38-C40, C45, C46, C52, 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1000-1-ND</text:p>
          </table:table-cell>
          <table:table-cell/>
          <table:table-cell table:style-name="ce1" table:formula="of:=[.N2]" office:value-type="string" office:string-value="1276-1000-1-ND" calcext:value-type="string">
            <text:p>1276-1000-1-ND</text:p>
          </table:table-cell>
          <table:table-cell table:formula="of:=[.O2]" office:value-type="float" office:value="55" calcext:value-type="float">
            <text:p>5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4, C12, C16, C19-C22, C25-C34, C36, C38-C40, C45, C46, C52, C7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1276-1000-1-ND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&gt; <text:s/>C1-C3, C6, C8, C9, 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276-6504-1-ND</text:p>
          </table:table-cell>
          <table:table-cell/>
          <table:table-cell table:formula="of:=[.N3]" office:value-type="string" office:string-value="1276-6504-1-ND" calcext:value-type="string">
            <text:p>1276-6504-1-ND</text:p>
          </table:table-cell>
          <table:table-cell table:formula="of:=[.O3]" office:value-type="float" office:value="7" calcext:value-type="float">
            <text:p>7</text:p>
          </table:table-cell>
          <table:table-cell office:value-type="float" office:value="0.34" calcext:value-type="float">
            <text:p>0,34</text:p>
          </table:table-cell>
          <table:table-cell table:number-columns-repeated="4"/>
          <table:table-cell office:value-type="string" calcext:value-type="string">
            <text:p>&gt; <text:s/>C1-C3, C6, C8, C9, C1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1276-6504-1-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&gt; <text:s/>C14, C18, C35, C4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276-1182-1-ND</text:p>
          </table:table-cell>
          <table:table-cell/>
          <table:table-cell table:formula="of:=[.N4]" office:value-type="string" office:string-value="1276-1182-1-ND" calcext:value-type="string">
            <text:p>1276-1182-1-ND</text:p>
          </table:table-cell>
          <table:table-cell table:formula="of:=[.O4]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14, C18, C35, C4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1276-1182-1-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&gt; <text:s/>C13, C15, C76, C77, C81, C84, C102, C104, C106, C108, C112, C11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1276-1085-1-ND</text:p>
          </table:table-cell>
          <table:table-cell/>
          <table:table-cell table:formula="of:=[.N5]" office:value-type="string" office:string-value="1276-1085-1-ND" calcext:value-type="string">
            <text:p>1276-1085-1-ND</text:p>
          </table:table-cell>
          <table:table-cell table:formula="of:=[.O5]" office:value-type="float" office:value="14" calcext:value-type="float">
            <text:p>1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gt; <text:s/>C13, C15, C76, C77, C81, C84, C102, C104, C106, C108, C112, C116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1276-1085-1-N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&gt; <text:s/>C17, C47-C49, C53, C54, C57-C61, C63-C66, C8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276-1045-1-ND </text:p>
          </table:table-cell>
          <table:table-cell/>
          <table:table-cell table:formula="of:=[.N6]" office:value-type="string" office:string-value="1276-1045-1-ND " calcext:value-type="string">
            <text:p>1276-1045-1-ND </text:p>
          </table:table-cell>
          <table:table-cell table:formula="of:=[.O6]"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17, C47-C49, C53, C54, C57-C61, C63-C66, C8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1276-1045-1-ND 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&gt; <text:s/>C23, C2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1276-1027-1-ND</text:p>
          </table:table-cell>
          <table:table-cell/>
          <table:table-cell table:formula="of:=[.N7]" office:value-type="string" office:string-value="1276-1027-1-ND" calcext:value-type="string">
            <text:p>1276-1027-1-ND</text:p>
          </table:table-cell>
          <table:table-cell table:formula="of:=[.O7]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23, C2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1276-1027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4"/>C3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276-1009-1-ND</text:p>
          </table:table-cell>
          <table:table-cell/>
          <table:table-cell table:formula="of:=[.N8]" office:value-type="string" office:string-value="1276-1009-1-ND" calcext:value-type="string">
            <text:p>1276-1009-1-ND</text:p>
          </table:table-cell>
          <table:table-cell table:formula="of:=[.O8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<text:s text:c="4"/>C3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1276-1009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41, C7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76-1192-1-ND</text:p>
          </table:table-cell>
          <table:table-cell/>
          <table:table-cell table:formula="of:=[.N9]" office:value-type="string" office:string-value="1276-1192-1-ND" calcext:value-type="string">
            <text:p>1276-1192-1-ND</text:p>
          </table:table-cell>
          <table:table-cell table:formula="of:=[.O9]" office:value-type="float" office:value="3" calcext:value-type="float">
            <text:p>3</text:p>
          </table:table-cell>
          <table:table-cell office:value-type="float" office:value="0.29" calcext:value-type="float">
            <text:p>0,29</text:p>
          </table:table-cell>
          <table:table-cell table:number-columns-repeated="4"/>
          <table:table-cell office:value-type="string" calcext:value-type="string">
            <text:p>&gt; <text:s/>C41, C7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276-1192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C42, C43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1276-2133-1-ND</text:p>
          </table:table-cell>
          <table:table-cell/>
          <table:table-cell table:formula="of:=[.N10]" office:value-type="string" office:string-value="1276-2133-1-ND" calcext:value-type="string">
            <text:p>1276-2133-1-ND</text:p>
          </table:table-cell>
          <table:table-cell table:formula="of:=[.O10]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42, C43</text:p>
          </table:table-cell>
          <table:table-cell office:value-type="string" calcext:value-type="string">
            <text:p>6pF</text:p>
          </table:table-cell>
          <table:table-cell office:value-type="string" calcext:value-type="string">
            <text:p>1276-2133-1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&gt; <text:s/>C50, C51, C55, C56, C62, C67-C71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1276-2082-1-ND</text:p>
          </table:table-cell>
          <table:table-cell/>
          <table:table-cell table:formula="of:=[.N11]" office:value-type="string" office:string-value="1276-2082-1-ND" calcext:value-type="string">
            <text:p>1276-2082-1-ND</text:p>
          </table:table-cell>
          <table:table-cell table:formula="of:=[.O11]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50, C51, C55, C56, C62, C67-C71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1276-2082-1-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&gt; <text:s/>C75, C78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1276-2218-1-ND</text:p>
          </table:table-cell>
          <table:table-cell/>
          <table:table-cell table:formula="of:=[.N12]" office:value-type="string" office:string-value="1276-2218-1-ND" calcext:value-type="string">
            <text:p>1276-2218-1-ND</text:p>
          </table:table-cell>
          <table:table-cell table:formula="of:=[.O12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75, C78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1276-2218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C8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1276-1070-1-ND</text:p>
          </table:table-cell>
          <table:table-cell/>
          <table:table-cell table:formula="of:=[.N13]" office:value-type="string" office:string-value="1276-1070-1-ND" calcext:value-type="string">
            <text:p>1276-1070-1-ND</text:p>
          </table:table-cell>
          <table:table-cell table:formula="of:=[.O13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<text:s text:c="4"/>C8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1276-1070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88, C93, C94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1276-2048-1-ND </text:p>
          </table:table-cell>
          <table:table-cell/>
          <table:table-cell table:formula="of:=[.N14]" office:value-type="string" office:string-value="1276-2048-1-ND " calcext:value-type="string">
            <text:p>1276-2048-1-ND </text:p>
          </table:table-cell>
          <table:table-cell table:formula="of:=[.O14]" office:value-type="float" office:value="4" calcext:value-type="float">
            <text:p>4</text:p>
          </table:table-cell>
          <table:table-cell office:value-type="float" office:value="0.13" calcext:value-type="float">
            <text:p>0,13</text:p>
          </table:table-cell>
          <table:table-cell table:number-columns-repeated="4"/>
          <table:table-cell office:value-type="string" calcext:value-type="string">
            <text:p>&gt; <text:s/>C88, C93, C94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1276-2048-1-ND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 text:c="4"/>C89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1276-1037-1-ND</text:p>
          </table:table-cell>
          <table:table-cell/>
          <table:table-cell table:formula="of:=[.N15]" office:value-type="string" office:string-value="1276-1037-1-ND" calcext:value-type="string">
            <text:p>1276-1037-1-ND</text:p>
          </table:table-cell>
          <table:table-cell table:formula="of:=[.O15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<text:s text:c="4"/>C89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1276-103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C109, C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1-0.0JRCT-ND</text:p>
          </table:table-cell>
          <table:table-cell/>
          <table:table-cell table:formula="of:=[.N16]" office:value-type="string" office:string-value="311-0.0JRCT-ND" calcext:value-type="string">
            <text:p>311-0.0JRCT-ND</text:p>
          </table:table-cell>
          <table:table-cell table:formula="of:=[.O16]"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&gt; <text:s/>C109, C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1-0.0JRCT-N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 text:c="4"/>C11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1276-1909-1-ND</text:p>
          </table:table-cell>
          <table:table-cell/>
          <table:table-cell table:formula="of:=[.N17]" office:value-type="string" office:string-value="1276-1909-1-ND" calcext:value-type="string">
            <text:p>1276-1909-1-ND</text:p>
          </table:table-cell>
          <table:table-cell table:formula="of:=[.O17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<text:s text:c="4"/>C118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1276-1909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2.2nF</text:p>
          </table:table-cell>
          <table:table-cell office:value-type="string" calcext:value-type="string">
            <text:p><text:s/>1276-1987-1-ND</text:p>
          </table:table-cell>
          <table:table-cell/>
          <table:table-cell table:formula="of:=[.N18]" office:value-type="string" office:string-value=" 1276-1987-1-ND" calcext:value-type="string">
            <text:p><text:s/>1276-1987-1-ND</text:p>
          </table:table-cell>
          <table:table-cell table:formula="of:=[.O18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.2nF</text:p>
          </table:table-cell>
          <table:table-cell office:value-type="string" calcext:value-type="string">
            <text:p><text:s/>1276-1987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 text:c="4"/>C121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1276-6538-1-ND</text:p>
          </table:table-cell>
          <table:table-cell/>
          <table:table-cell table:formula="of:=[.N19]" office:value-type="string" office:string-value="1276-6538-1-ND" calcext:value-type="string">
            <text:p>1276-6538-1-ND</text:p>
          </table:table-cell>
          <table:table-cell table:formula="of:=[.O19]"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office:value-type="string" calcext:value-type="string">
            <text:p><text:s text:c="4"/>C121</text:p>
          </table:table-cell>
          <table:table-cell office:value-type="string" calcext:value-type="string">
            <text:p>68pF</text:p>
          </table:table-cell>
          <table:table-cell office:value-type="string" calcext:value-type="string">
            <text:p>1276-6538-1-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&gt; <text:s/>D1, D8, D9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075/LTST-S220KGKT.pdf</text:p>
          </table:table-cell>
          <table:table-cell office:value-type="string" calcext:value-type="string">
            <text:p>846-1176-1-ND 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,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D2-D6, D12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://optoelectronics.liteon.com/upload/download/DS22-2000-239/LTST-S220TBKT.pdf</text:p>
          </table:table-cell>
          <table:table-cell office:value-type="string" calcext:value-type="string">
            <text:p>160-1837-1-ND</text:p>
          </table:table-cell>
          <table:table-cell office:value-type="float" office:value="6" calcext:value-type="float">
            <text:p>6</text:p>
          </table:table-cell>
          <table:table-cell office:value-type="float" office:value="0.47" calcext:value-type="float">
            <text:p>0,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D7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optoelectronics.liteon.com/upload/download/DS22-2000-137/LTST-S220KRKT.pdf</text:p>
          </table:table-cell>
          <table:table-cell office:value-type="string" calcext:value-type="string">
            <text:p>160-1436-1-ND 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D10</text:p>
          </table:table-cell>
          <table:table-cell office:value-type="string" calcext:value-type="string">
            <text:p>D_Zener-5.1V-1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://www.onsemi.com/pub/Collateral/MMSZ5221BT1-D.PDF</text:p>
          </table:table-cell>
          <table:table-cell office:value-type="string" calcext:value-type="string">
            <text:p>MMSZ5231BT1GOSCT-ND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D11</text:p>
          </table:table-cell>
          <table:table-cell office:value-type="string" calcext:value-type="string">
            <text:p>SP0502BAH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littelfuse.com/~/media/files/littelfuse/technical%20resources/documents/data%20sheets/sp05xxba.pdf</text:p>
          </table:table-cell>
          <table:table-cell office:value-type="string" calcext:value-type="string">
            <text:p>F2714CT-ND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,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FB1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string" calcext:value-type="string">
            <text:p>https://www.murata.com/en-us/products/en-us/products/productdata/8796738977822/ENFA0005.pdf</text:p>
          </table:table-cell>
          <table:table-cell office:value-type="string" calcext:value-type="string">
            <text:p>BLM21PG221SN1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FB2</text:p>
          </table:table-cell>
          <table:table-cell office:value-type="string" calcext:value-type="string">
            <text:p>SRF2012-900YA</text:p>
          </table:table-cell>
          <table:table-cell office:value-type="string" calcext:value-type="string">
            <text:p>lib:SRF2012-900YA</text:p>
          </table:table-cell>
          <table:table-cell office:value-type="string" calcext:value-type="string">
            <text:p>https://www.bourns.com/docs/Product-Datasheets/SRF2012A.pdf</text:p>
          </table:table-cell>
          <table:table-cell office:value-type="string" calcext:value-type="string">
            <text:p>SRF2012-900YACT-ND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J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Connector_PinHeader_2.54mm:PinHeader_2x09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J2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Connector_PinHeader_2.54mm:PinHeader_2x08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6336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02x10_Top_Bottom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2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J4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lib:USB_Micro_B_Female_10118194-0001LF</text:p>
          </table:table-cell>
          <table:table-cell office:value-type="string" calcext:value-type="string">
            <text:p>https://cdn.amphenol-icc.com/media/wysiwyg/files/documentation/datasheet/inputoutput/io_usb_micro.pdf</text:p>
          </table:table-cell>
          <table:table-cell office:value-type="string" calcext:value-type="string">
            <text:p>609-4618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J5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lib:USB_A_Female_UE27AC54100</text:p>
          </table:table-cell>
          <table:table-cell office:value-type="string" calcext:value-type="string">
            <text:p>https://www.amphenolcanada.com/ProductSearch/drawings/AC/UE27ACX4X0X.pdf</text:p>
          </table:table-cell>
          <table:table-cell office:value-type="string" calcext:value-type="string">
            <text:p>UE27AC54100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609-3219-N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846-1176-1-ND <text:s/>Ver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5316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<text:s/>L1, L2</text:p>
          </table:table-cell>
          <table:table-cell office:value-type="string" calcext:value-type="string">
            <text:p>bead, 600R, 350 mA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87-1897-1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L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string" calcext:value-type="string">
            <text:p>https://katalog.we-online.de/pbs/datasheet/742792651.pdf</text:p>
          </table:table-cell>
          <table:table-cell office:value-type="string" calcext:value-type="string">
            <text:p>732-1593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<text:s/>P1, P2</text:p>
          </table:table-cell>
          <table:table-cell office:value-type="string" calcext:value-type="string">
            <text:p>GSG-RF-CONN</text:p>
          </table:table-cell>
          <table:table-cell office:value-type="string" calcext:value-type="string">
            <text:p>lib:TAOGLAS_EMPCB.SMAFSTJ.B.HT</text:p>
          </table:table-cell>
          <table:table-cell office:value-type="string" calcext:value-type="string">
            <text:p>https://media.digikey.com/pdf/Data%20Sheets/RF%20Solutions%20PDFs/CON-SMA-EDGE.pdf</text:p>
          </table:table-cell>
          <table:table-cell office:value-type="string" calcext:value-type="string">
            <text:p>CON-SMA-EDGE-S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MOSFET_P</text:p>
          </table:table-cell>
          <table:table-cell office:value-type="string" calcext:value-type="string">
            <text:p>lib:SOT103P240X110-3N</text:p>
          </table:table-cell>
          <table:table-cell office:value-type="string" calcext:value-type="string">
            <text:p>https://www.diodes.com/assets/Datasheets/ds31737.pdf</text:p>
          </table:table-cell>
          <table:table-cell office:value-type="string" calcext:value-type="string">
            <text:p>DMP2305UDICT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<text:s/>R1, R49, R50, R54, R6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0KGRCT-ND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2, R31, R32, R51, R52, R56, R57, R60, R61, R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470GR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4, R5, R7, R59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8KGRTR-ND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6</text:p>
          </table:table-cell>
          <table:table-cell office:value-type="string" calcext:value-type="string">
            <text:p>1.2k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1.20KHR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0603_1608Metric_Pad1.05x0.95mm_HandSolder</text:p>
          </table:table-cell>
          <table:table-cell/>
          <table:table-cell office:value-type="string" calcext:value-type="string">
            <text:p>311-750HRCT-ND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9-R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RMCF0603ZT0R00CT-ND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13-R16, R5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311-4.70KHRCT-ND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3, R17-R20, 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s/>311-1.00KHRCT-ND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21-R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39.0HRCT-ND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24-R30, R33-R4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200GR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<text:s/>311-100HRCT-N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R64, R6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http://www.yageo.com/documents/recent/PYu-RC_Group_51_RoHS_L_10.pdf</text:p>
          </table:table-cell>
          <table:table-cell office:value-type="string" calcext:value-type="string">
            <text:p>311-1.5KGRCT-ND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gt; <text:s/>S1, S2</text:p>
          </table:table-cell>
          <table:table-cell office:value-type="string" calcext:value-type="string">
            <text:p>FSM1LPTR</text:p>
          </table:table-cell>
          <table:table-cell office:value-type="string" calcext:value-type="string">
            <text:p>lib:FSM1LPTR</text:p>
          </table:table-cell>
          <table:table-cell office:value-type="string" calcext:value-type="string">
            <text:p>https://www.te.com/commerce/DocumentDelivery/DDEController?Action=srchrtrv&amp;DocNm=1-1437565-8&amp;DocType=Customer+Drawing&amp;DocLang=English</text:p>
          </table:table-cell>
          <table:table-cell office:value-type="string" calcext:value-type="string">
            <text:p>450-1756-1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<text:s/>S3-S5</text:p>
          </table:table-cell>
          <table:table-cell office:value-type="string" calcext:value-type="string">
            <text:p>TL1014BF160QG</text:p>
          </table:table-cell>
          <table:table-cell office:value-type="string" calcext:value-type="string">
            <text:p>lib:TL1014BF160QG</text:p>
          </table:table-cell>
          <table:table-cell office:value-type="string" calcext:value-type="string">
            <text:p>https://www.e-switch.com/system/asset/product_line/data_sheet/141/TL1014.pdf</text:p>
          </table:table-cell>
          <table:table-cell office:value-type="string" calcext:value-type="string">
            <text:p>EG5042CT-N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<text:s/>T1, T2</text:p>
          </table:table-cell>
          <table:table-cell office:value-type="string" calcext:value-type="string">
            <text:p>BALUN</text:p>
          </table:table-cell>
          <table:table-cell office:value-type="string" calcext:value-type="string">
            <text:p>lib:HHM1711E1</text:p>
          </table:table-cell>
          <table:table-cell office:value-type="string" calcext:value-type="string">
            <text:p>https://product.tdk.com/info/en/documents/data_sheet/rf_balun_hhm1711e1_en.pdf</text:p>
          </table:table-cell>
          <table:table-cell office:value-type="string" calcext:value-type="string">
            <text:p>445-172632-1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U1</text:p>
          </table:table-cell>
          <table:table-cell office:value-type="string" calcext:value-type="string">
            <text:p>MAX2830</text:p>
          </table:table-cell>
          <table:table-cell office:value-type="string" calcext:value-type="string">
            <text:p>lib:MAX2830ETM&amp;plus_</text:p>
          </table:table-cell>
          <table:table-cell office:value-type="string" calcext:value-type="string">
            <text:p>https://datasheets.maximintegrated.com/en/ds/MAX2830.pdf</text:p>
          </table:table-cell>
          <table:table-cell office:value-type="string" calcext:value-type="string">
            <text:p>MAX2830ETM+TCT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I5351C</text:p>
          </table:table-cell>
          <table:table-cell office:value-type="string" calcext:value-type="string">
            <text:p>lib:QFN50P300X300X60-21N</text:p>
          </table:table-cell>
          <table:table-cell office:value-type="string" calcext:value-type="string">
            <text:p>https://www.silabs.com/documents/public/data-sheets/Si5351-B.pdf</text:p>
          </table:table-cell>
          <table:table-cell office:value-type="string" calcext:value-type="string">
            <text:p>336-5160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MAX5864</text:p>
          </table:table-cell>
          <table:table-cell office:value-type="string" calcext:value-type="string">
            <text:p>lib:MAX5864ETM&amp;plus_</text:p>
          </table:table-cell>
          <table:table-cell office:value-type="string" calcext:value-type="string">
            <text:p>https://datasheets.maximintegrated.com/en/ds/MAX5864.pdf</text:p>
          </table:table-cell>
          <table:table-cell office:value-type="string" calcext:value-type="string">
            <text:p>MAX5864ETM+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U4</text:p>
          </table:table-cell>
          <table:table-cell office:value-type="string" calcext:value-type="string">
            <text:p>XC6SLX9-2TQG144C</text:p>
          </table:table-cell>
          <table:table-cell office:value-type="string" calcext:value-type="string">
            <text:p>Package_QFP:LQFP-144_20x20mm_P0.5mm</text:p>
          </table:table-cell>
          <table:table-cell/>
          <table:table-cell office:value-type="string" calcext:value-type="string">
            <text:p>122-1745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STM32F722ZET</text:p>
          </table:table-cell>
          <table:table-cell office:value-type="string" calcext:value-type="string">
            <text:p>Package_QFP:LQFP-144_20x20mm_P0.5mm</text:p>
          </table:table-cell>
          <table:table-cell office:value-type="string" calcext:value-type="string">
            <text:p>https://www.st.com/content/ccc/resource/technical/document/datasheet/group3/d6/11/13/15/f4/38/49/79/DM00330506/files/DM00330506.pdf/jcr:content/translations/en.DM00330506.pdf</text:p>
          </table:table-cell>
          <table:table-cell office:value-type="string" calcext:value-type="string">
            <text:p>497-18558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gt; <text:s/>U6, U7</text:p>
          </table:table-cell>
          <table:table-cell office:value-type="string" calcext:value-type="string">
            <text:p>ZLDO1117G33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33DICT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ZLDO1117G12TA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s://www.diodes.com/assets/Datasheets/ZLDO1117.pdf</text:p>
          </table:table-cell>
          <table:table-cell office:value-type="string" calcext:value-type="string">
            <text:p>ZLDO1117G12DICT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X1</text:p>
          </table:table-cell>
          <table:table-cell office:value-type="string" calcext:value-type="string">
            <text:p>GSG-XTAL4PIN-25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3468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X2</text:p>
          </table:table-cell>
          <table:table-cell office:value-type="string" calcext:value-type="string">
            <text:p>ASE-xxxMHz</text:p>
          </table:table-cell>
          <table:table-cell office:value-type="string" calcext:value-type="string">
            <text:p>Oscillator:Oscillator_SMD_Abracon_ASE-4Pin_3.2x2.5mm_HandSoldering</text:p>
          </table:table-cell>
          <table:table-cell office:value-type="string" calcext:value-type="string">
            <text:p>http://www.abracon.com/Oscillators/ASV.pdf</text:p>
          </table:table-cell>
          <table:table-cell office:value-type="string" calcext:value-type="string">
            <text:p>535-11114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X3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ISTAL_4:NX3215SA</text:p>
          </table:table-cell>
          <table:table-cell/>
          <table:table-cell office:value-type="string" calcext:value-type="string">
            <text:p>644-1171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4"/>X4</text:p>
          </table:table-cell>
          <table:table-cell office:value-type="string" calcext:value-type="string">
            <text:p>GSG-XTAL4PIN-16MHz</text:p>
          </table:table-cell>
          <table:table-cell office:value-type="string" calcext:value-type="string">
            <text:p>CRISTAL_4:GSG-XTAL3.2x2.5mm</text:p>
          </table:table-cell>
          <table:table-cell/>
          <table:table-cell office:value-type="string" calcext:value-type="string">
            <text:p>535-10289-1-ND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a Capacitors 1</text:p>
          </table:table-cell>
          <table:table-cell office:value-type="string" calcext:value-type="string">
            <text:p>3pF</text:p>
          </table:table-cell>
          <table:table-cell table:number-columns-repeated="2"/>
          <table:table-cell office:value-type="string" calcext:value-type="string">
            <text:p>1276-1597-1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a Capacitors 2</text:p>
          </table:table-cell>
          <table:table-cell office:value-type="string" calcext:value-type="string">
            <text:p>22pF</text:p>
          </table:table-cell>
          <table:table-cell table:number-columns-repeated="2"/>
          <table:table-cell office:value-type="string" calcext:value-type="string">
            <text:p>1276-6456-1-ND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emoria FPGA</text:p>
          </table:table-cell>
          <table:table-cell office:value-type="string" calcext:value-type="string">
            <text:p>CY7C199</text:p>
          </table:table-cell>
          <table:table-cell table:number-columns-repeated="2"/>
          <table:table-cell office:value-type="string" calcext:value-type="string">
            <text:p>428-2013-ND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MU Giroscopio</text:p>
          </table:table-cell>
          <table:table-cell office:value-type="string" calcext:value-type="string">
            <text:p>LSM9DS1</text:p>
          </table:table-cell>
          <table:table-cell table:number-columns-repeated="2"/>
          <table:table-cell office:value-type="string" calcext:value-type="string">
            <text:p>497-14946-1-ND</text:p>
          </table:table-cell>
          <table:table-cell office:value-type="float" office:value="1" calcext:value-type="float">
            <text:p>1</text:p>
          </table:table-cell>
          <table:table-cell office:value-type="float" office:value="6.33" calcext:value-type="float">
            <text:p>6,3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2:27:33.9918292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5:44:42.258953157</meta:creation-date>
    <dc:date>2019-06-06T15:55:00.909363677</dc:date>
    <meta:editing-duration>PT38M37S</meta:editing-duration>
    <meta:editing-cycles>5</meta:editing-cycles>
    <meta:generator>LibreOffice/6.0.7.3$Linux_X86_64 LibreOffice_project/00m0$Build-3</meta:generator>
    <meta:document-statistic meta:table-count="1" meta:cell-count="484" meta:object-count="0"/>
  </office:meta>
</office:document-meta>
</file>